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text-align-source="fix" style:repeat-content="false" fo:border="0.74pt solid #000000"/>
      <style:paragraph-properties fo:text-align="start" fo:margin-left="0cm"/>
    </style:style>
    <style:style style:name="ce2" style:family="table-cell" style:parent-style-name="Default">
      <style:table-cell-properties fo:background-color="#ffffd7"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 style:data-style-name="N0">
      <style:table-cell-properties fo:background-color="#ffdbb6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fff5ce" style:text-align-source="fix" style:repeat-content="false" fo:border="0.74pt solid #000000"/>
      <style:paragraph-properties fo:text-align="start" fo:margin-left="0cm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#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Size in kB</text:p>
          </table:table-cell>
        </table:table-row>
        <table:table-row table:style-name="ro1">
          <table:table-cell table:style-name="ce1" office:value-type="string" calcext:value-type="string">
            <text:p>nvs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nvs</text:p>
          </table:table-cell>
          <table:table-cell table:style-name="ce2" office:value-type="string" calcext:value-type="string">
            <text:p>0x9000</text:p>
          </table:table-cell>
          <table:table-cell table:style-name="ce4" office:value-type="string" calcext:value-type="string">
            <text:p>0x5000</text:p>
          </table:table-cell>
          <table:table-cell table:style-name="ce1"/>
          <table:table-cell table:number-columns-repeated="2"/>
          <table:table-cell table:formula="of:=COM.MICROSOFT.CONCAT(HEX2DEC(RIGHT([.E2]; LEN([.E2])-2))/1024; &quot;kB&quot;)" office:value-type="string" office:string-value="20kB" calcext:value-type="string">
            <text:p>20kB</text:p>
          </table:table-cell>
        </table:table-row>
        <table:table-row table:style-name="ro1">
          <table:table-cell table:style-name="ce1" office:value-type="string" calcext:value-type="string">
            <text:p>phy_init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phy</text:p>
          </table:table-cell>
          <table:table-cell table:style-name="ce3" table:formula="of:=COM.MICROSOFT.CONCAT(&quot;0x&quot;; DEC2HEX(HEX2DEC(RIGHT([.D2]; LEN([.D2])-2))+HEX2DEC(RIGHT([.E2]; LEN([.E2])-2))))" office:value-type="string" office:string-value="0xE000" calcext:value-type="string">
            <text:p>0xE000</text:p>
          </table:table-cell>
          <table:table-cell table:style-name="ce4" office:value-type="string" calcext:value-type="string">
            <text:p>0x2000</text:p>
          </table:table-cell>
          <table:table-cell table:style-name="ce1"/>
          <table:table-cell table:number-columns-repeated="2"/>
          <table:table-cell table:formula="of:=COM.MICROSOFT.CONCAT(HEX2DEC(RIGHT([.E3]; LEN([.E3])-2))/1024; &quot;kB&quot;)" office:value-type="string" office:string-value="8kB" calcext:value-type="string">
            <text:p>8kB</text:p>
          </table:table-cell>
        </table:table-row>
        <table:table-row table:style-name="ro1">
          <table:table-cell table:style-name="ce1" office:value-type="string" calcext:value-type="string">
            <text:p>app0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factory</text:p>
          </table:table-cell>
          <table:table-cell table:style-name="ce3" table:formula="of:=COM.MICROSOFT.CONCAT(&quot;0x&quot;; DEC2HEX(HEX2DEC(RIGHT([.D3]; LEN([.D3])-2))+HEX2DEC(RIGHT([.E3]; LEN([.E3])-2))))" office:value-type="string" office:string-value="0x10000" calcext:value-type="string">
            <text:p>0x10000</text:p>
          </table:table-cell>
          <table:table-cell table:style-name="ce4" office:value-type="string" calcext:value-type="string">
            <text:p>0x300000</text:p>
          </table:table-cell>
          <table:table-cell table:style-name="ce1"/>
          <table:table-cell table:number-columns-repeated="2"/>
          <table:table-cell table:formula="of:=COM.MICROSOFT.CONCAT(HEX2DEC(RIGHT([.E4]; LEN([.E4])-2))/1024; &quot;kB&quot;)" office:value-type="string" office:string-value="3072kB" calcext:value-type="string">
            <text:p>3072kB</text:p>
          </table:table-cell>
        </table:table-row>
        <table:table-row table:style-name="ro1">
          <table:table-cell table:style-name="ce1" office:value-type="string" calcext:value-type="string">
            <text:p>spiffs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piffs</text:p>
          </table:table-cell>
          <table:table-cell table:style-name="ce3" table:formula="of:=COM.MICROSOFT.CONCAT(&quot;0x&quot;; DEC2HEX(HEX2DEC(RIGHT([.D4]; LEN([.D4])-2))+HEX2DEC(RIGHT([.E4]; LEN([.E4])-2))))" office:value-type="string" office:string-value="0x310000" calcext:value-type="string">
            <text:p>0x310000</text:p>
          </table:table-cell>
          <table:table-cell table:style-name="ce3" table:formula="of:=COM.MICROSOFT.CONCAT(&quot;0x&quot;; DEC2HEX(HEX2DEC(RIGHT([.B12];LEN([.B12])-2))-HEX2DEC(RIGHT([.D5];LEN([.D5])-2))))" office:value-type="string" office:string-value="0xEFFFF" calcext:value-type="string">
            <text:p>0xEFFFF</text:p>
          </table:table-cell>
          <table:table-cell table:style-name="ce1"/>
          <table:table-cell table:number-columns-repeated="2"/>
          <table:table-cell table:formula="of:=COM.MICROSOFT.CONCAT(FLOOR(HEX2DEC(RIGHT([.E5]; LEN([.E5])-2))/1024;2) ; &quot;kB&quot;)" office:value-type="string" office:string-value="958kB" calcext:value-type="string">
            <text:p>958kB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Total ROM</text:p>
          </table:table-cell>
          <table:table-cell office:value-type="string" calcext:value-type="string">
            <text:p>0x3FFFFF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22:17:30.437325528</meta:creation-date>
    <dc:date>2024-11-04T09:59:48.506035861</dc:date>
    <meta:editing-duration>PT21H28M56S</meta:editing-duration>
    <meta:editing-cycles>3</meta:editing-cycles>
    <meta:generator>LibreOffice/7.3.7.2$Linux_X86_64 LibreOffice_project/30$Build-2</meta:generator>
    <meta:document-statistic meta:table-count="1" meta:cell-count="33" meta:object-count="0"/>
  </office:meta>
</office:document-meta>
</file>